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66d7f" draw:opacity="100%" draw:textarea-horizontal-align="justify" draw:textarea-vertical-align="middle" draw:auto-grow-height="false" fo:min-height="0.374cm" fo:min-width="2.643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draw:fill-color="#36acc6" draw:opacity="100%" draw:textarea-horizontal-align="justify" draw:textarea-vertical-align="middle" draw:auto-grow-height="false" fo:min-height="1.614cm" fo:min-width="4.144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draw:stroke="dash" draw:stroke-dash="Dot_20__28_Rounded_29_" svg:stroke-width="0.053cm" draw:marker-start-width="0.279cm" draw:marker-end="" draw:marker-end-width="0.379cm" svg:stroke-linecap="round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margin-left="0cm" fo:margin-right="0.1cm" fo:text-align="center" fo:text-indent="0cm" style:writing-mode="lr-tb"/>
      <style:text-properties fo:color="#000000" loext:opacity="100%" style:font-name="Ubuntu" fo:font-size="12pt" fo:font-weight="bold" style:font-weight-asian="bold" style:font-weight-complex="bold"/>
    </style:style>
    <style:style style:name="P2" style:family="paragraph">
      <loext:graphic-properties draw:fill-color="#f66d7f" draw:opacity="100%"/>
      <style:paragraph-properties fo:margin-left="0cm" fo:margin-right="0.1cm" fo:text-align="center" fo:text-indent="0cm" style:writing-mode="lr-tb"/>
      <style:text-properties fo:color="#000000" loext:opacity="100%" style:font-name="Ubuntu" fo:font-size="12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Ubuntu" fo:font-size="12pt"/>
    </style:style>
    <style:style style:name="P4" style:family="paragraph">
      <style:paragraph-properties fo:margin-left="0cm" fo:margin-right="0.1cm" fo:text-align="center" fo:text-indent="0cm" style:writing-mode="lr-tb"/>
      <style:text-properties fo:color="#ffffff" loext:opacity="100%" style:font-name="Ubuntu" fo:font-size="12pt" fo:font-weight="bold" style:font-size-asian="13pt" style:font-weight-asian="bold" style:font-size-complex="13pt" style:font-weight-complex="bold"/>
    </style:style>
    <style:style style:name="P5" style:family="paragraph">
      <loext:graphic-properties draw:fill-color="#36acc6" draw:opacity="100%"/>
      <style:paragraph-properties fo:margin-left="0cm" fo:margin-right="0.1cm" fo:text-align="center" fo:text-indent="0cm" style:writing-mode="lr-tb"/>
      <style:text-properties fo:color="#ffffff" loext:opacity="100%" style:font-name="Ubuntu" fo:font-size="12pt" fo:font-weight="bold" style:font-size-asian="13pt" style:font-weight-asian="bold" style:font-size-complex="13pt" style:font-weight-complex="bold"/>
    </style:style>
    <style:style style:name="T1" style:family="text">
      <style:text-properties fo:color="#000000" loext:opacity="100%" style:font-name="Ubuntu" fo:font-size="12pt" fo:language="en" fo:country="US" fo:font-weight="bold" style:font-weight-asian="bold" style:font-weight-complex="bold"/>
    </style:style>
    <style:style style:name="T2" style:family="text">
      <style:text-properties fo:color="#ffffff" loext:opacity="100%" style:font-name="Ubuntu" fo:font-size="12pt" fo:language="en" fo:country="US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401cm" svg:height="0.882cm" svg:x="1.68cm" svg:y="3.123cm">
          <text:p text:style-name="P1"><text:span text:style-name="T1">Start 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99cm" svg:y1="3.608cm" svg:x2="7.6cm" svg:y2="3.589cm">
          <text:p/>
        </draw:line>
        <draw:custom-shape draw:style-name="gr3" draw:text-style-name="P5" draw:layer="layout" svg:width="4.948cm" svg:height="2.168cm" svg:x="7.583cm" svg:y="2.5cm">
          <text:p text:style-name="P4"><text:span text:style-name="T2">Summarize probl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586cm" svg:y1="3.609cm" svg:x2="15.087cm" svg:y2="3.59cm">
          <text:p/>
        </draw:line>
        <draw:custom-shape draw:style-name="gr3" draw:text-style-name="P5" draw:layer="layout" svg:width="4.948cm" svg:height="2.168cm" svg:x="15.07cm" svg:y="2.501cm">
          <text:p text:style-name="P4"><text:span text:style-name="T2">Get familiar</text:span></text:p>
          <text:p text:style-name="P4"><text:span text:style-name="T2">with the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0.086cm" svg:y1="3.609cm" svg:x2="22.587cm" svg:y2="3.59cm">
          <text:p/>
        </draw:line>
        <draw:custom-shape draw:style-name="gr3" draw:text-style-name="P5" draw:layer="layout" svg:width="4.948cm" svg:height="2.168cm" svg:x="22.57cm" svg:y="2.501cm">
          <text:p text:style-name="P4"><text:span text:style-name="T2">Tell a story </text:span></text:p>
          <text:p text:style-name="P4"><text:span text:style-name="T2">for the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7.573cm" svg:y1="3.61cm" svg:x2="30.074cm" svg:y2="3.591cm">
          <text:p/>
        </draw:line>
        <draw:custom-shape draw:style-name="gr3" draw:text-style-name="P5" draw:layer="layout" svg:width="4.948cm" svg:height="2.168cm" svg:x="30.057cm" svg:y="2.502cm">
          <text:p text:style-name="P4"><text:span text:style-name="T2">Write a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2.544cm" svg:y1="4.715cm" svg:x2="32.562cm" svg:y2="6.56cm">
          <text:p/>
        </draw:line>
        <draw:custom-shape draw:style-name="gr3" draw:text-style-name="P5" draw:layer="layout" svg:width="4.948cm" svg:height="2.168cm" svg:x="30.057cm" svg:y="6.603cm">
          <text:p text:style-name="P4"><text:span text:style-name="T2">Implement a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0.017cm" svg:y1="0.968cm" svg:x2="36.945cm" svg:y2="0.984cm">
          <text:p/>
        </draw:line>
        <draw:line draw:style-name="gr5" draw:text-style-name="P3" draw:layer="layout" svg:x1="32.49cm" svg:y1="0.973cm" svg:x2="32.501cm" svg:y2="2.502cm">
          <text:p/>
        </draw:line>
        <draw:line draw:style-name="gr5" draw:text-style-name="P3" draw:layer="layout" svg:x1="9.988cm" svg:y1="0.977cm" svg:x2="10.005cm" svg:y2="2.511cm">
          <text:p/>
        </draw:line>
        <draw:line draw:style-name="gr5" draw:text-style-name="P3" draw:layer="layout" svg:x1="25.073cm" svg:y1="0.974cm" svg:x2="25.084cm" svg:y2="2.503cm">
          <text:p/>
        </draw:line>
        <draw:line draw:style-name="gr5" draw:text-style-name="P3" draw:layer="layout" svg:x1="17.544cm" svg:y1="0.975cm" svg:x2="17.557cm" svg:y2="2.506cm">
          <text:p/>
        </draw:line>
        <draw:custom-shape draw:style-name="gr3" draw:text-style-name="P5" draw:layer="layout" svg:width="4.948cm" svg:height="2.168cm" svg:x="22.597cm" svg:y="6.602cm">
          <text:p text:style-name="P4"><text:span text:style-name="T2">Evaluate prior</text:span></text:p>
          <text:p text:style-name="P4"><text:span text:style-name="T2">predictive 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0.06cm" svg:y1="7.595cm" svg:x2="27.559cm" svg:y2="7.595cm">
          <text:p/>
        </draw:line>
        <draw:line draw:style-name="gr6" draw:text-style-name="P3" draw:layer="layout" svg:x1="7.586cm" svg:y1="7.684cm" svg:x2="5.085cm" svg:y2="7.684cm">
          <text:p/>
        </draw:line>
        <draw:custom-shape draw:style-name="gr3" draw:text-style-name="P5" draw:layer="layout" svg:width="4.948cm" svg:height="2.168cm" svg:x="7.596cm" svg:y="6.587cm">
          <text:p text:style-name="P4"><text:span text:style-name="T2">Evaluate samp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073cm" svg:y1="7.685cm" svg:x2="12.572cm" svg:y2="7.685cm">
          <text:p/>
        </draw:line>
        <draw:custom-shape draw:style-name="gr3" draw:text-style-name="P5" draw:layer="layout" svg:width="4.948cm" svg:height="2.168cm" svg:x="15.083cm" svg:y="6.588cm">
          <text:p text:style-name="P4"><text:span text:style-name="T2">Compute posteri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2.573cm" svg:y1="7.685cm" svg:x2="20.072cm" svg:y2="7.685cm">
          <text:p/>
        </draw:line>
        <draw:line draw:style-name="gr5" draw:text-style-name="P3" draw:layer="layout" svg:x1="10.026cm" svg:y1="10.27cm" svg:x2="37.035cm" svg:y2="10.22cm">
          <text:p/>
        </draw:line>
        <draw:line draw:style-name="gr5" draw:text-style-name="P3" draw:layer="layout" svg:x1="32.488cm" svg:y1="8.745cm" svg:x2="32.499cm" svg:y2="10.274cm">
          <text:p/>
        </draw:line>
        <draw:line draw:style-name="gr5" draw:text-style-name="P3" draw:layer="layout" svg:x1="10.03cm" svg:y1="8.784cm" svg:x2="10.039cm" svg:y2="10.314cm">
          <text:p/>
        </draw:line>
        <draw:line draw:style-name="gr5" draw:text-style-name="P3" draw:layer="layout" svg:x1="25.071cm" svg:y1="8.759cm" svg:x2="25.082cm" svg:y2="10.288cm">
          <text:p/>
        </draw:line>
        <draw:line draw:style-name="gr5" draw:text-style-name="P3" draw:layer="layout" svg:x1="17.545cm" svg:y1="8.776cm" svg:x2="17.558cm" svg:y2="10.307cm">
          <text:p/>
        </draw:line>
        <draw:line draw:style-name="gr5" draw:text-style-name="P3" draw:layer="layout" svg:x1="36.945cm" svg:y1="0.99cm" svg:x2="37.019cm" svg:y2="10.304cm">
          <text:p/>
        </draw:line>
        <draw:custom-shape draw:style-name="gr3" draw:text-style-name="P5" draw:layer="layout" svg:width="4.948cm" svg:height="2.168cm" svg:x="2.81cm" svg:y="11.401cm">
          <text:p text:style-name="P4"><text:span text:style-name="T2">Validate 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787cm" svg:y1="12.51cm" svg:x2="10.288cm" svg:y2="12.491cm">
          <text:p/>
        </draw:line>
        <draw:custom-shape draw:style-name="gr3" draw:text-style-name="P5" draw:layer="layout" svg:width="4.948cm" svg:height="2.168cm" svg:x="10.297cm" svg:y="11.402cm">
          <text:p text:style-name="P4"><text:span text:style-name="T2">Compare mode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5.287cm" svg:y1="12.51cm" svg:x2="17.788cm" svg:y2="12.491cm">
          <text:p/>
        </draw:line>
        <draw:custom-shape draw:style-name="gr3" draw:text-style-name="P5" draw:layer="layout" svg:width="4.948cm" svg:height="2.168cm" svg:x="17.797cm" svg:y="11.402cm">
          <text:p text:style-name="P4"><text:span text:style-name="T2">Summarize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124cm" svg:y1="7.705cm" svg:x2="5.149cm" svg:y2="11.431cm">
          <text:p/>
        </draw:line>
        <draw:line draw:style-name="gr5" draw:text-style-name="P3" draw:layer="layout" svg:x1="4.986cm" svg:y1="15.146cm" svg:x2="24.342cm" svg:y2="15.113cm">
          <text:p/>
        </draw:line>
        <draw:line draw:style-name="gr5" draw:text-style-name="P3" draw:layer="layout" svg:x1="24.231cm" svg:y1="10.246cm" svg:x2="24.256cm" svg:y2="15.145cm">
          <text:p/>
        </draw:line>
        <draw:line draw:style-name="gr5" draw:text-style-name="P3" draw:layer="layout" svg:x1="20.133cm" svg:y1="13.634cm" svg:x2="20.144cm" svg:y2="15.163cm">
          <text:p/>
        </draw:line>
        <draw:line draw:style-name="gr5" draw:text-style-name="P3" draw:layer="layout" svg:x1="12.82cm" svg:y1="13.652cm" svg:x2="12.831cm" svg:y2="15.181cm">
          <text:p/>
        </draw:line>
        <draw:line draw:style-name="gr5" draw:text-style-name="P3" draw:layer="layout" svg:x1="4.974cm" svg:y1="13.662cm" svg:x2="4.985cm" svg:y2="15.19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16:24:18.570461829</meta:creation-date>
    <dc:date>2024-12-16T16:03:30.610300792</dc:date>
    <meta:editing-duration>PT1H22M13S</meta:editing-duration>
    <meta:editing-cycles>18</meta:editing-cycles>
    <meta:generator>LibreOffice/24.2.6.2$Linux_X86_64 LibreOffice_project/420$Build-2</meta:generator>
    <meta:document-statistic meta:object-count="40"/>
  </office:meta>
</office:document-meta>
</file>